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3.346cm"/>
    </style:style>
    <style:style style:name="co3" style:family="table-column">
      <style:table-column-properties fo:break-before="auto" style:column-width="5.2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f10d0c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10d0c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29fcf" fo:wrap-option="wrap"/>
      <style:text-properties fo:color="#f10d0c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10d0c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 under PSF " table:style-name="ta1">
        <table:shapes>
          <draw:frame draw:z-index="0" draw:style-name="gr1" draw:text-style-name="P1" svg:width="15.999cm" svg:height="8.999cm" svg:x="15.975cm" svg:y="6.046cm">
            <draw:object draw:notify-on-update-of-ranges="'Sum under PSF '.B1:'Sum under PSF '.B1 'Sum under PSF '.B2:'Sum under PSF '.B12 'Sum under PSF '.D1:'Sum under PSF '.D1 'Sum under PSF '.D2:'Sum under PSF '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1cm" svg:height="9.013cm" svg:x="0cm" svg:y="6.809cm">
            <draw:object draw:notify-on-update-of-ranges="'Sum under PSF '.C1:'Sum under PSF '.C1 'Sum under PSF '.C2:'Sum under PSF '.C12 'Sum under PSF '.D1:'Sum under PSF '.D1 'Sum under PSF '.D2:'Sum under PSF '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0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11"/>
        <table:table-column table:style-name="co4" table:number-columns-repeated="4" table:default-cell-style-name="ce14"/>
        <table:table-column table:style-name="co4" table:number-columns-repeated="5" table:default-cell-style-name="ce11"/>
        <table:table-column table:style-name="co4" table:number-columns-repeated="2" table:default-cell-style-name="ce3"/>
        <table:table-column table:style-name="co4" table:default-cell-style-name="ce11"/>
        <table:table-column table:style-name="co4" table:default-cell-style-name="ce3"/>
        <table:table-column table:style-name="co4" table:number-columns-repeated="2" table:default-cell-style-name="ce11"/>
        <table:table-column table:style-name="co4" table:default-cell-style-name="ce3"/>
        <table:table-column table:style-name="co4" table:number-columns-repeated="2" table:default-cell-style-name="ce1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SF</text:p>
          </table:table-cell>
          <table:table-cell table:style-name="ce2" office:value-type="string" calcext:value-type="string">
            <text:p>Sum under PSF</text:p>
          </table:table-cell>
          <table:table-cell table:style-name="ce2" office:value-type="string" calcext:value-type="string">
            <text:p>Sum Square</text:p>
          </table:table-cell>
          <table:table-cell table:style-name="ce2" office:value-type="string" calcext:value-type="string">
            <text:p>Optimal Beta (approx)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ce4" office:value-type="string" calcext:value-type="string">
            <text:p>3x3</text:p>
          </table:table-cell>
          <table:table-cell table:style-name="ce10" office:value-type="float" office:value="3.598914" calcext:value-type="float">
            <text:p>3.598914</text:p>
          </table:table-cell>
          <table:table-cell table:formula="of:=[.B2]*[.B2]" office:value-type="float" office:value="12.952181979396" calcext:value-type="float">
            <text:p>12.95218197939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style-name="ce3" table:number-columns-repeated="7"/>
          <table:table-cell table:style-name="ce16" table:number-columns-repeated="3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4"/>
          <table:table-cell table:style-name="ce17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7.1921515" calcext:value-type="float">
            <text:p>7.1921515</text:p>
          </table:table-cell>
          <table:table-cell table:formula="of:=[.B3]*[.B3]" office:value-type="float" office:value="51.7270431989522" calcext:value-type="float">
            <text:p>51.7270431989522</text:p>
          </table:table-cell>
          <table:table-cell office:value-type="float" office:value="50" calcext:value-type="float">
            <text:p>50</text:p>
          </table:table-cell>
          <table:table-cell table:style-name="ce5" table:number-columns-repeated="4"/>
          <table:table-cell table:style-name="Default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1.531447" calcext:value-type="float">
            <text:p>11.531447</text:p>
          </table:table-cell>
          <table:table-cell table:formula="of:=[.B4]*[.B4]" office:value-type="float" office:value="132.974269913809" calcext:value-type="float">
            <text:p>132.974269913809</text:p>
          </table:table-cell>
          <table:table-cell office:value-type="float" office:value="550" calcext:value-type="float">
            <text:p>550</text:p>
          </table:table-cell>
          <table:table-cell table:style-name="ce5" table:number-columns-repeated="4"/>
          <table:table-cell table:style-name="Default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9x9</text:p>
          </table:table-cell>
          <table:table-cell office:value-type="float" office:value="16.022692" calcext:value-type="float">
            <text:p>16.022692</text:p>
          </table:table-cell>
          <table:table-cell table:formula="of:=[.B5]*[.B5]" office:value-type="float" office:value="256.726658926864" calcext:value-type="float">
            <text:p>256.726658926864</text:p>
          </table:table-cell>
          <table:table-cell office:value-type="float" office:value="2500" calcext:value-type="float">
            <text:p>2500</text:p>
          </table:table-cell>
          <table:table-cell table:style-name="ce5" table:number-columns-repeated="4"/>
          <table:table-cell table:style-name="Default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11x11</text:p>
          </table:table-cell>
          <table:table-cell office:value-type="float" office:value="20.490843" calcext:value-type="float">
            <text:p>20.490843</text:p>
          </table:table-cell>
          <table:table-cell table:formula="of:=[.B6]*[.B6]" office:value-type="float" office:value="419.874646850649" calcext:value-type="float">
            <text:p>419.874646850649</text:p>
          </table:table-cell>
          <table:table-cell office:value-type="float" office:value="10000" calcext:value-type="float">
            <text:p>10000</text:p>
          </table:table-cell>
          <table:table-cell table:style-name="ce14" table:number-columns-repeated="4"/>
          <table:table-cell/>
          <table:table-cell table:style-name="ce14" table:number-columns-repeated="2"/>
          <table:table-cell table:style-name="ce15"/>
          <table:table-cell table:number-columns-repeated="2"/>
          <table:table-cell table:style-name="ce11"/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3x13</text:p>
          </table:table-cell>
          <table:table-cell office:value-type="float" office:value="25.31863" calcext:value-type="float">
            <text:p>25.31863</text:p>
          </table:table-cell>
          <table:table-cell table:formula="of:=[.B7]*[.B7]" office:value-type="float" office:value="641.0330250769" calcext:value-type="float">
            <text:p>641.0330250769</text:p>
          </table:table-cell>
          <table:table-cell office:value-type="float" office:value="25000" calcext:value-type="float">
            <text:p>25000</text:p>
          </table:table-cell>
          <table:table-cell table:style-name="ce14" table:number-columns-repeated="4"/>
          <table:table-cell/>
          <table:table-cell table:style-name="ce14" table:number-columns-repeated="2"/>
          <table:table-cell table:style-name="ce15"/>
          <table:table-cell table:number-columns-repeated="2"/>
          <table:table-cell table:style-name="ce11"/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9" office:value-type="string" calcext:value-type="string">
            <text:p>15x15</text:p>
          </table:table-cell>
          <table:table-cell office:value-type="float" office:value="29.38769" calcext:value-type="float">
            <text:p>29.38769</text:p>
          </table:table-cell>
          <table:table-cell table:formula="of:=[.B8]*[.B8]" office:value-type="float" office:value="863.6363235361" calcext:value-type="float">
            <text:p>863.6363235361</text:p>
          </table:table-cell>
          <table:table-cell office:value-type="float" office:value="50000" calcext:value-type="float">
            <text:p>50000</text:p>
          </table:table-cell>
          <table:table-cell table:style-name="ce11" table:number-columns-repeated="4"/>
          <table:table-cell table:number-columns-repeated="4"/>
          <table:table-cell table:style-name="ce11"/>
          <table:table-cell table:number-columns-repeated="2"/>
          <table:table-cell table:style-name="ce14" table:number-columns-repeated="3"/>
          <table:table-cell table:number-columns-repeated="2"/>
          <table:table-cell table:style-name="ce11" table:number-columns-repeated="2"/>
          <table:table-cell table:number-columns-repeated="7"/>
          <table:table-cell table:style-name="ce11" table:number-columns-repeated="3"/>
        </table:table-row>
        <table:table-row table:style-name="ro1">
          <table:table-cell table:style-name="ce9" office:value-type="string" calcext:value-type="string">
            <text:p>17x17</text:p>
          </table:table-cell>
          <table:table-cell office:value-type="float" office:value="32.43331" calcext:value-type="float">
            <text:p>32.43331</text:p>
          </table:table-cell>
          <table:table-cell table:formula="of:=[.B9]*[.B9]" office:value-type="float" office:value="1051.9195975561" calcext:value-type="float">
            <text:p>1051.9195975561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1" table:number-columns-repeated="4"/>
          <table:table-cell table:number-columns-repeated="4"/>
          <table:table-cell table:style-name="ce11"/>
          <table:table-cell table:number-columns-repeated="2"/>
          <table:table-cell table:style-name="ce14" table:number-columns-repeated="3"/>
          <table:table-cell table:number-columns-repeated="2"/>
          <table:table-cell table:style-name="ce11" table:number-columns-repeated="2"/>
          <table:table-cell table:number-columns-repeated="7"/>
          <table:table-cell table:style-name="ce11" table:number-columns-repeated="3"/>
        </table:table-row>
        <table:table-row table:style-name="ro1">
          <table:table-cell table:style-name="ce9" office:value-type="string" calcext:value-type="string">
            <text:p>19x19</text:p>
          </table:table-cell>
          <table:table-cell office:value-type="float" office:value="35.140015" calcext:value-type="float">
            <text:p>35.140015</text:p>
          </table:table-cell>
          <table:table-cell table:formula="of:=[.B10]*[.B10]" office:value-type="float" office:value="1234.82065420023" calcext:value-type="float">
            <text:p>1234.82065420023</text:p>
          </table:table-cell>
          <table:table-cell office:value-type="float" office:value="150000" calcext:value-type="float">
            <text:p>150000</text:p>
          </table:table-cell>
          <table:table-cell table:style-name="ce11" table:number-columns-repeated="4"/>
          <table:table-cell table:number-columns-repeated="4"/>
          <table:table-cell table:style-name="ce11"/>
          <table:table-cell table:number-columns-repeated="2"/>
          <table:table-cell table:style-name="ce14" table:number-columns-repeated="3"/>
          <table:table-cell table:number-columns-repeated="2"/>
          <table:table-cell table:style-name="ce11" table:number-columns-repeated="2"/>
          <table:table-cell table:number-columns-repeated="7"/>
          <table:table-cell table:style-name="ce11" table:number-columns-repeated="3"/>
        </table:table-row>
        <table:table-row table:style-name="ro1">
          <table:table-cell office:value-type="string" calcext:value-type="string">
            <text:p>21x21</text:p>
          </table:table-cell>
          <table:table-cell office:value-type="float" office:value="37.09546" calcext:value-type="float">
            <text:p>37.09546</text:p>
          </table:table-cell>
          <table:table-cell table:formula="of:=[.B11]*[.B11]" office:value-type="float" office:value="1376.0731526116" calcext:value-type="float">
            <text:p>1376.0731526116</text:p>
          </table:table-cell>
          <table:table-cell office:value-type="float" office:value="1200" calcext:value-type="float">
            <text:p>1200</text:p>
          </table:table-cell>
          <table:table-cell table:number-columns-repeated="4"/>
          <table:table-cell table:style-name="ce3" table:number-columns-repeated="4"/>
          <table:table-cell table:style-name="ce11" table:number-columns-repeated="3"/>
          <table:table-cell/>
          <table:table-cell table:style-name="ce14" table:number-columns-repeated="8"/>
          <table:table-cell/>
          <table:table-cell table:style-name="ce15"/>
          <table:table-cell table:style-name="ce14"/>
          <table:table-cell/>
          <table:table-cell table:style-name="ce3"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51x51</text:p>
          </table:table-cell>
          <table:table-cell office:value-type="float" office:value="48.920067" calcext:value-type="float">
            <text:p>48.920067</text:p>
          </table:table-cell>
          <table:table-cell table:formula="of:=[.B12]*[.B12]" office:value-type="float" office:value="2393.17295528449" calcext:value-type="float">
            <text:p>2393.17295528449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table:style-name="ce3" table:number-columns-repeated="9"/>
          <table:table-cell table:number-columns-repeated="3"/>
          <table:table-cell table:style-name="ce11"/>
          <table:table-cell table:style-name="ce14" table:number-columns-repeated="2"/>
          <table:table-cell table:style-name="ce15"/>
          <table:table-cell/>
          <table:table-cell table:style-name="ce14" table:number-columns-repeated="4"/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99x99</text:p>
          </table:table-cell>
          <table:table-cell office:value-type="float" office:value="61.296722" calcext:value-type="float">
            <text:p>61.296722</text:p>
          </table:table-cell>
          <table:table-cell table:formula="of:=[.B13]*[.B13]" office:value-type="float" office:value="3757.28812794528" calcext:value-type="float">
            <text:p>3757.28812794528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3" table:number-columns-repeated="9"/>
          <table:table-cell table:number-columns-repeated="3"/>
          <table:table-cell table:style-name="ce11"/>
          <table:table-cell table:style-name="ce14" table:number-columns-repeated="3"/>
          <table:table-cell table:style-name="ce15"/>
          <table:table-cell table:style-name="ce14"/>
          <table:table-cell table:style-name="ce11"/>
          <table:table-cell/>
          <table:table-cell table:style-name="ce3"/>
          <table:table-cell table:number-columns-repeated="3"/>
        </table:table-row>
      </table:table>
      <table:table table:name="Sheet1" table:style-name="ta1">
        <table:shapes>
          <draw:frame draw:z-index="0" draw:style-name="gr1" draw:text-style-name="P1" svg:width="16cm" svg:height="9.013cm" svg:x="4.498cm" svg:y="3.349cm">
            <draw:object draw:notify-on-update-of-ranges="Sheet1.A2:Sheet1.A2 Sheet1.A3:Sheet1.A40 Sheet1.B2:Sheet1.B2 Sheet1.B3:Sheet1.B40 Sheet1.A2:Sheet1.A2 Sheet1.A3:Sheet1.A40 Sheet1.C2:Sheet1.C2 Sheet1.C3:Sheet1.C40 Sheet1.A2:Sheet1.A2 Sheet1.A3:Sheet1.A40 Sheet1.D2:Sheet1.D2 Sheet1.D3:Sheet1.D40 Sheet1.A2:Sheet1.A2 Sheet1.A3:Sheet1.A40 Sheet1.E2:Sheet1.E2 Sheet1.E3:Sheet1.E40 Sheet1.A2:Sheet1.A2 Sheet1.A3:Sheet1.A40 Sheet1.F2:Sheet1.F2 Sheet1.F3:Sheet1.F40 Sheet1.A2:Sheet1.A2 Sheet1.A3:Sheet1.A40 Sheet1.G2:Sheet1.G2 Sheet1.G3:Sheet1.G40 Sheet1.A2:Sheet1.A2 Sheet1.A3:Sheet1.A40 Sheet1.H2:Sheet1.H2 Sheet1.H3:Sheet1.H40 Sheet1.A2:Sheet1.A2 Sheet1.A3:Sheet1.A40 Sheet1.I2:Sheet1.I2 Sheet1.I3:Sheet1.I40 Sheet1.A2:Sheet1.A2 Sheet1.A3:Sheet1.A40 Sheet1.J2:Sheet1.J2 Sheet1.J3:Sheet1.J40 Sheet1.A2:Sheet1.A2 Sheet1.A3:Sheet1.A40 Sheet1.K2:Sheet1.K2 Sheet1.K3:Sheet1.K40 Sheet1.A2:Sheet1.A2 Sheet1.A3:Sheet1.A40 Sheet1.L2:Sheet1.L2 Sheet1.L3:Sheet1.L40 Sheet1.A2:Sheet1.A2 Sheet1.A3:Sheet1.A40 Sheet1.M2:Sheet1.M2 Sheet1.M3:Sheet1.M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2" table:default-cell-style-name="Default"/>
        <table:table-column table:style-name="co4" table:number-columns-repeated="3" table:default-cell-style-name="Default"/>
        <table:table-column table:style-name="co4" table:number-columns-repeated="5" table:default-cell-style-name="ce20"/>
        <table:table-column table:style-name="co4" table:number-columns-repeated="2" table:default-cell-style-name="ce22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12" table:number-rows-spanned="1">
            <text:p>RRMSE Between Solved X and True X using variable Beta and PSF bounds</text:p>
          </table:table-cell>
          <table:covered-table-cell table:number-columns-repeated="4"/>
          <table:covered-table-cell table:number-columns-repeated="7" table:style-name="Default"/>
          <table:table-cell/>
        </table:table-row>
        <table:table-row table:style-name="ro1">
          <table:table-cell table:style-name="ce2" office:value-type="string" calcext:value-type="string">
            <text:p>Beta</text:p>
          </table:table-cell>
          <table:table-cell table:style-name="ce4" office:value-type="string" calcext:value-type="string">
            <text:p>3x3 PSF</text:p>
          </table:table-cell>
          <table:table-cell table:style-name="ce2" office:value-type="string" calcext:value-type="string">
            <text:p>5x5 PSF</text:p>
          </table:table-cell>
          <table:table-cell table:style-name="ce2" office:value-type="string" calcext:value-type="string">
            <text:p>7x7</text:p>
          </table:table-cell>
          <table:table-cell table:style-name="ce2" office:value-type="string" calcext:value-type="string">
            <text:p>9x9</text:p>
          </table:table-cell>
          <table:table-cell table:style-name="ce2" office:value-type="string" calcext:value-type="string">
            <text:p>11x11 PSF</text:p>
          </table:table-cell>
          <table:table-cell table:style-name="ce2" office:value-type="string" calcext:value-type="string">
            <text:p>13x13</text:p>
          </table:table-cell>
          <table:table-cell table:style-name="ce2" office:value-type="string" calcext:value-type="string">
            <text:p>15x15</text:p>
          </table:table-cell>
          <table:table-cell table:style-name="ce2" office:value-type="string" calcext:value-type="string">
            <text:p>17x17</text:p>
          </table:table-cell>
          <table:table-cell table:style-name="ce2" office:value-type="string" calcext:value-type="string">
            <text:p>19x19</text:p>
          </table:table-cell>
          <table:table-cell table:style-name="ce2" office:value-type="string" calcext:value-type="string">
            <text:p>21x21 PSF</text:p>
          </table:table-cell>
          <table:table-cell table:style-name="ce2" office:value-type="string" calcext:value-type="string">
            <text:p>51x51 PSF</text:p>
          </table:table-cell>
          <table:table-cell table:style-name="ce2" office:value-type="string" calcext:value-type="string">
            <text:p>99x99 PSF (i.e. full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float" office:value="0.649361" calcext:value-type="float">
            <text:p>0.649361</text:p>
          </table:table-cell>
          <table:table-cell table:style-name="ce21" office:value-type="float" office:value="1.650002" calcext:value-type="float">
            <text:p>1.650002</text:p>
          </table:table-cell>
          <table:table-cell table:style-name="ce21" table:number-columns-repeated="2"/>
          <table:table-cell office:value-type="float" office:value="2.920395" calcext:value-type="float">
            <text:p>2.920395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0.614678" calcext:value-type="float">
            <text:p>0.614678</text:p>
          </table:table-cell>
          <table:table-cell table:style-name="ce21" office:value-type="float" office:value="1.488651" calcext:value-type="float">
            <text:p>1.488651</text:p>
          </table:table-cell>
          <table:table-cell table:style-name="ce21" table:number-columns-repeated="2"/>
          <table:table-cell office:value-type="float" office:value="2.930876" calcext:value-type="float">
            <text:p>2.930876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8" office:value-type="float" office:value="0.602075" calcext:value-type="float">
            <text:p>0.602075</text:p>
          </table:table-cell>
          <table:table-cell table:style-name="ce21" office:value-type="float" office:value="1.42556" calcext:value-type="float">
            <text:p>1.42556</text:p>
          </table:table-cell>
          <table:table-cell table:style-name="ce21" table:number-columns-repeated="2"/>
          <table:table-cell office:value-type="float" office:value="2.93631" calcext:value-type="float">
            <text:p>2.93631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0.560812" calcext:value-type="float">
            <text:p>0.560812</text:p>
          </table:table-cell>
          <table:table-cell table:style-name="ce21" office:value-type="float" office:value="1.237864" calcext:value-type="float">
            <text:p>1.237864</text:p>
          </table:table-cell>
          <table:table-cell table:style-name="ce21" table:number-columns-repeated="2"/>
          <table:table-cell office:value-type="float" office:value="2.956488" calcext:value-type="float">
            <text:p>2.956488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0.492938" calcext:value-type="float">
            <text:p>0.492938</text:p>
          </table:table-cell>
          <table:table-cell table:style-name="ce21" office:value-type="float" office:value="1.048643" calcext:value-type="float">
            <text:p>1.048643</text:p>
          </table:table-cell>
          <table:table-cell table:style-name="ce21" table:number-columns-repeated="2"/>
          <table:table-cell office:value-type="float" office:value="2.986728" calcext:value-type="float">
            <text:p>2.986728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0.396422" calcext:value-type="float">
            <text:p>0.396422</text:p>
          </table:table-cell>
          <table:table-cell table:style-name="ce21" office:value-type="float" office:value="0.754212" calcext:value-type="float">
            <text:p>0.754212</text:p>
          </table:table-cell>
          <table:table-cell table:style-name="ce21" table:number-columns-repeated="2"/>
          <table:table-cell office:value-type="float" office:value="2.986532" calcext:value-type="float">
            <text:p>2.986532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float" office:value="0.346804" calcext:value-type="float">
            <text:p>0.346804</text:p>
          </table:table-cell>
          <table:table-cell table:style-name="ce20" office:value-type="float" office:value="0.575816" calcext:value-type="float">
            <text:p>0.575816</text:p>
          </table:table-cell>
          <table:table-cell table:style-name="ce20" table:number-columns-repeated="2"/>
          <table:table-cell office:value-type="float" office:value="2.878194" calcext:value-type="float">
            <text:p>2.878194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0" office:value-type="float" office:value="0.359735" calcext:value-type="float">
            <text:p>0.359735</text:p>
          </table:table-cell>
          <table:table-cell table:style-name="ce21" office:value-type="float" office:value="0.485353" calcext:value-type="float">
            <text:p>0.485353</text:p>
          </table:table-cell>
          <table:table-cell table:style-name="ce21" table:number-columns-repeated="2"/>
          <table:table-cell office:value-type="float" office:value="2.671643" calcext:value-type="float">
            <text:p>2.671643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0" office:value-type="float" office:value="0.378409" calcext:value-type="float">
            <text:p>0.378409</text:p>
          </table:table-cell>
          <table:table-cell table:style-name="ce21" office:value-type="float" office:value="0.434702" calcext:value-type="float">
            <text:p>0.434702</text:p>
          </table:table-cell>
          <table:table-cell table:style-name="ce21" table:number-columns-repeated="2"/>
          <table:table-cell office:value-type="float" office:value="2.500014" calcext:value-type="float">
            <text:p>2.500014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1" office:value-type="float" office:value="0.395601" calcext:value-type="float">
            <text:p>0.395601</text:p>
          </table:table-cell>
          <table:table-cell table:style-name="ce24" office:value-type="float" office:value="0.40579" calcext:value-type="float">
            <text:p>0.40579</text:p>
          </table:table-cell>
          <table:table-cell table:style-name="ce11" office:value-type="float" office:value="1.045146" calcext:value-type="float">
            <text:p>1.045146</text:p>
          </table:table-cell>
          <table:table-cell table:style-name="ce24"/>
          <table:table-cell table:style-name="ce21" office:value-type="float" office:value="2.353027" calcext:value-type="float">
            <text:p>2.353027</text:p>
          </table:table-cell>
          <table:table-cell table:style-name="ce26" table:number-columns-repeated="4"/>
          <table:table-cell table:number-columns-repeated="2"/>
          <table:table-cell table:style-name="ce2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1" office:value-type="float" office:value="0.409454" calcext:value-type="float">
            <text:p>0.409454</text:p>
          </table:table-cell>
          <table:table-cell table:style-name="ce21" office:value-type="float" office:value="0.407064" calcext:value-type="float">
            <text:p>0.407064</text:p>
          </table:table-cell>
          <table:table-cell table:style-name="ce11" office:value-type="float" office:value="0.998539" calcext:value-type="float">
            <text:p>0.998539</text:p>
          </table:table-cell>
          <table:table-cell table:style-name="ce21"/>
          <table:table-cell office:value-type="float" office:value="2.224512" calcext:value-type="float">
            <text:p>2.224512</text:p>
          </table:table-cell>
          <table:table-cell table:number-columns-repeated="4"/>
          <table:table-cell table:style-name="ce20" office:value-type="float" office:value="1.592978" calcext:value-type="float">
            <text:p>1.592978</text:p>
          </table:table-cell>
          <table:table-cell/>
          <table:table-cell table:style-name="ce2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1" office:value-type="float" office:value="0.420833" calcext:value-type="float">
            <text:p>0.420833</text:p>
          </table:table-cell>
          <table:table-cell table:style-name="ce21" office:value-type="float" office:value="0.407946" calcext:value-type="float">
            <text:p>0.407946</text:p>
          </table:table-cell>
          <table:table-cell table:style-name="ce21" table:number-columns-repeated="2"/>
          <table:table-cell table:style-name="ce21" office:value-type="float" office:value="2.057815" calcext:value-type="float">
            <text:p>2.057815</text:p>
          </table:table-cell>
          <table:table-cell table:style-name="ce21" table:number-columns-repeated="4"/>
          <table:table-cell table:style-name="ce20" office:value-type="float" office:value="1.55726" calcext:value-type="float">
            <text:p>1.55726</text:p>
          </table:table-cell>
          <table:table-cell/>
          <table:table-cell table:style-name="ce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1" office:value-type="float" office:value="0.439947" calcext:value-type="float">
            <text:p>0.439947</text:p>
          </table:table-cell>
          <table:table-cell table:style-name="ce20" office:value-type="float" office:value="0.407618" calcext:value-type="float">
            <text:p>0.407618</text:p>
          </table:table-cell>
          <table:table-cell table:style-name="ce11" office:value-type="float" office:value="0.808624" calcext:value-type="float">
            <text:p>0.808624</text:p>
          </table:table-cell>
          <table:table-cell table:style-name="ce20"/>
          <table:table-cell table:style-name="ce21" office:value-type="float" office:value="1.829582" calcext:value-type="float">
            <text:p>1.829582</text:p>
          </table:table-cell>
          <table:table-cell table:style-name="ce21" table:number-columns-repeated="4"/>
          <table:table-cell table:style-name="ce20" office:value-type="float" office:value="1.498825" calcext:value-type="float">
            <text:p>1.498825</text:p>
          </table:table-cell>
          <table:table-cell/>
          <table:table-cell table:style-name="ce22"/>
        </table:table-row>
        <table:table-row table:style-name="ro1">
          <table:table-cell table:style-name="ce16" office:value-type="float" office:value="200" calcext:value-type="float">
            <text:p>200</text:p>
          </table:table-cell>
          <table:table-cell table:style-name="ce20" office:value-type="float" office:value="0.501024" calcext:value-type="float">
            <text:p>0.501024</text:p>
          </table:table-cell>
          <table:table-cell table:style-name="ce20" office:value-type="float" office:value="0.417148" calcext:value-type="float">
            <text:p>0.417148</text:p>
          </table:table-cell>
          <table:table-cell table:style-name="ce11" office:value-type="float" office:value="0.547663" calcext:value-type="float">
            <text:p>0.547663</text:p>
          </table:table-cell>
          <table:table-cell table:style-name="ce20"/>
          <table:table-cell table:style-name="ce21" office:value-type="float" office:value="1.540703" calcext:value-type="float">
            <text:p>1.540703</text:p>
          </table:table-cell>
          <table:table-cell table:style-name="ce21" table:number-columns-repeated="4"/>
          <table:table-cell table:style-name="ce20" office:value-type="float" office:value="1.328556" calcext:value-type="float">
            <text:p>1.328556</text:p>
          </table:table-cell>
          <table:table-cell/>
          <table:table-cell table:style-name="ce22"/>
        </table:table-row>
        <table:table-row table:style-name="ro1">
          <table:table-cell table:style-name="ce16" office:value-type="float" office:value="250" calcext:value-type="float">
            <text:p>250</text:p>
          </table:table-cell>
          <table:table-cell table:style-name="ce20" office:value-type="float" office:value="0.52417" calcext:value-type="float">
            <text:p>0.52417</text:p>
          </table:table-cell>
          <table:table-cell table:style-name="ce20" office:value-type="float" office:value="0.423526" calcext:value-type="float">
            <text:p>0.423526</text:p>
          </table:table-cell>
          <table:table-cell table:style-name="ce11" office:value-type="float" office:value="0.538451" calcext:value-type="float">
            <text:p>0.538451</text:p>
          </table:table-cell>
          <table:table-cell table:style-name="ce20"/>
          <table:table-cell table:style-name="ce21" office:value-type="float" office:value="1.559167" calcext:value-type="float">
            <text:p>1.559167</text:p>
          </table:table-cell>
          <table:table-cell table:style-name="ce21" table:number-columns-repeated="4"/>
          <table:table-cell table:style-name="ce21" office:value-type="float" office:value="1.288626" calcext:value-type="float">
            <text:p>1.288626</text:p>
          </table:table-cell>
          <table:table-cell/>
          <table:table-cell table:style-name="ce22"/>
        </table:table-row>
        <table:table-row table:style-name="ro1">
          <table:table-cell table:style-name="ce16" office:value-type="float" office:value="300" calcext:value-type="float">
            <text:p>300</text:p>
          </table:table-cell>
          <table:table-cell table:style-name="ce20" office:value-type="float" office:value="0.543909" calcext:value-type="float">
            <text:p>0.543909</text:p>
          </table:table-cell>
          <table:table-cell table:style-name="ce20" office:value-type="float" office:value="0.434827" calcext:value-type="float">
            <text:p>0.434827</text:p>
          </table:table-cell>
          <table:table-cell table:style-name="ce11" office:value-type="float" office:value="0.541447" calcext:value-type="float">
            <text:p>0.541447</text:p>
          </table:table-cell>
          <table:table-cell table:style-name="ce20"/>
          <table:table-cell table:style-name="ce21" office:value-type="float" office:value="1.564664" calcext:value-type="float">
            <text:p>1.564664</text:p>
          </table:table-cell>
          <table:table-cell table:style-name="ce21" table:number-columns-repeated="4"/>
          <table:table-cell table:style-name="ce21" office:value-type="float" office:value="1.248504" calcext:value-type="float">
            <text:p>1.248504</text:p>
          </table:table-cell>
          <table:table-cell table:style-name="ce23" office:value-type="float" office:value="1.113912" calcext:value-type="float">
            <text:p>1.113912</text:p>
          </table:table-cell>
          <table:table-cell table:style-name="ce23" office:value-type="float" office:value="1.093606" calcext:value-type="float">
            <text:p>1.0936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0" office:value-type="float" office:value="0.561066" calcext:value-type="float">
            <text:p>0.561066</text:p>
          </table:table-cell>
          <table:table-cell table:style-name="ce20" office:value-type="float" office:value="0.446506" calcext:value-type="float">
            <text:p>0.446506</text:p>
          </table:table-cell>
          <table:table-cell table:style-name="ce11" office:value-type="float" office:value="0.53623" calcext:value-type="float">
            <text:p>0.53623</text:p>
          </table:table-cell>
          <table:table-cell table:style-name="ce20"/>
          <table:table-cell office:value-type="float" office:value="1.561529" calcext:value-type="float">
            <text:p>1.561529</text:p>
          </table:table-cell>
          <table:table-cell table:number-columns-repeated="4"/>
          <table:table-cell table:style-name="ce21" office:value-type="float" office:value="1.209212" calcext:value-type="float">
            <text:p>1.209212</text:p>
          </table:table-cell>
          <table:table-cell table:style-name="ce23" office:value-type="float" office:value="1.074845" calcext:value-type="float">
            <text:p>1.074845</text:p>
          </table:table-cell>
          <table:table-cell table:style-name="ce23" office:value-type="float" office:value="1.052717" calcext:value-type="float">
            <text:p>1.0527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2"/>
          <table:table-cell table:style-name="ce20" office:value-type="float" office:value="0.458325" calcext:value-type="float">
            <text:p>0.458325</text:p>
          </table:table-cell>
          <table:table-cell table:style-name="ce20" table:number-columns-repeated="2"/>
          <table:table-cell office:value-type="float" office:value="1.552403" calcext:value-type="float">
            <text:p>1.552403</text:p>
          </table:table-cell>
          <table:table-cell table:number-columns-repeated="4"/>
          <table:table-cell table:style-name="ce21" office:value-type="float" office:value="1.171219" calcext:value-type="float">
            <text:p>1.171219</text:p>
          </table:table-cell>
          <table:table-cell table:style-name="ce23" office:value-type="float" office:value="1.037869" calcext:value-type="float">
            <text:p>1.037869</text:p>
          </table:table-cell>
          <table:table-cell table:style-name="ce23" office:value-type="float" office:value="1.014147" calcext:value-type="float">
            <text:p>1.0141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2" table:number-columns-repeated="2"/>
          <table:table-cell table:style-name="ce11" office:value-type="float" office:value="0.51859" calcext:value-type="float">
            <text:p>0.51859</text:p>
          </table:table-cell>
          <table:table-cell table:style-name="ce22"/>
          <table:table-cell office:value-type="float" office:value="1.538992" calcext:value-type="float">
            <text:p>1.538992</text:p>
          </table:table-cell>
          <table:table-cell table:number-columns-repeated="4"/>
          <table:table-cell table:style-name="ce21" office:value-type="float" office:value="1.134726" calcext:value-type="float">
            <text:p>1.134726</text:p>
          </table:table-cell>
          <table:table-cell table:style-name="ce20" office:value-type="float" office:value="1.003025" calcext:value-type="float">
            <text:p>1.003025</text:p>
          </table:table-cell>
          <table:table-cell table:style-name="ce23" office:value-type="float" office:value="0.977905" calcext:value-type="float">
            <text:p>0.9779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2" table:number-columns-repeated="2"/>
          <table:table-cell table:style-name="ce11" office:value-type="float" office:value="0.511404" calcext:value-type="float">
            <text:p>0.511404</text:p>
          </table:table-cell>
          <table:table-cell table:style-name="ce22"/>
          <table:table-cell office:value-type="float" office:value="1.52245" calcext:value-type="float">
            <text:p>1.52245</text:p>
          </table:table-cell>
          <table:table-cell table:number-columns-repeated="4"/>
          <table:table-cell table:style-name="ce21" office:value-type="float" office:value="1.099808" calcext:value-type="float">
            <text:p>1.099808</text:p>
          </table:table-cell>
          <table:table-cell table:style-name="ce21" office:value-type="float" office:value="0.970255" calcext:value-type="float">
            <text:p>0.970255</text:p>
          </table:table-cell>
          <table:table-cell table:style-name="ce21" office:value-type="float" office:value="0.943913" calcext:value-type="float">
            <text:p>0.9439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0"/>
          <table:table-cell table:style-name="ce22"/>
          <table:table-cell table:style-name="ce25" office:value-type="float" office:value="0.508001" calcext:value-type="float">
            <text:p>0.508001</text:p>
          </table:table-cell>
          <table:table-cell table:style-name="ce11" office:value-type="float" office:value="0.676183" calcext:value-type="float">
            <text:p>0.676183</text:p>
          </table:table-cell>
          <table:table-cell table:number-columns-repeated="5"/>
          <table:table-cell table:style-name="ce21" office:value-type="float" office:value="1.066471" calcext:value-type="float">
            <text:p>1.066471</text:p>
          </table:table-cell>
          <table:table-cell table:style-name="ce21" office:value-type="float" office:value="0.939462" calcext:value-type="float">
            <text:p>0.939462</text:p>
          </table:table-cell>
          <table:table-cell table:style-name="ce21" office:value-type="float" office:value="0.912058" calcext:value-type="float">
            <text:p>0.91205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2" table:number-columns-repeated="2"/>
          <table:table-cell table:style-name="ce11" office:value-type="float" office:value="0.519984" calcext:value-type="float">
            <text:p>0.519984</text:p>
          </table:table-cell>
          <table:table-cell table:style-name="ce11" office:value-type="float" office:value="0.635958" calcext:value-type="float">
            <text:p>0.635958</text:p>
          </table:table-cell>
          <table:table-cell table:style-name="ce22" table:number-columns-repeated="5"/>
          <table:table-cell table:style-name="ce21" office:value-type="float" office:value="1.013884" calcext:value-type="float">
            <text:p>1.013884</text:p>
          </table:table-cell>
          <table:table-cell table:style-name="ce24" office:value-type="float" office:value="0.920554" calcext:value-type="float">
            <text:p>0.920554</text:p>
          </table:table-cell>
          <table:table-cell table:style-name="ce21" office:value-type="float" office:value="0.907841" calcext:value-type="float">
            <text:p>0.9078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3" office:value-type="float" office:value="0.685038" calcext:value-type="float">
            <text:p>0.685038</text:p>
          </table:table-cell>
          <table:table-cell table:style-name="ce22"/>
          <table:table-cell table:style-name="ce11" office:value-type="float" office:value="0.525589" calcext:value-type="float">
            <text:p>0.525589</text:p>
          </table:table-cell>
          <table:table-cell table:style-name="ce11" office:value-type="float" office:value="0.61862" calcext:value-type="float">
            <text:p>0.61862</text:p>
          </table:table-cell>
          <table:table-cell table:style-name="ce23" office:value-type="float" office:value="1.230706" calcext:value-type="float">
            <text:p>1.230706</text:p>
          </table:table-cell>
          <table:table-cell table:style-name="ce11" office:value-type="float" office:value="1.72273" calcext:value-type="float">
            <text:p>1.72273</text:p>
          </table:table-cell>
          <table:table-cell table:style-name="ce11" table:number-columns-repeated="3"/>
          <table:table-cell table:style-name="ce20" office:value-type="float" office:value="1.000471" calcext:value-type="float">
            <text:p>1.000471</text:p>
          </table:table-cell>
          <table:table-cell table:style-name="ce20" office:value-type="float" office:value="0.925368" calcext:value-type="float">
            <text:p>0.925368</text:p>
          </table:table-cell>
          <table:table-cell table:style-name="ce24" office:value-type="float" office:value="0.888457" calcext:value-type="float">
            <text:p>0.8884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3" office:value-type="float" office:value="0.705953" calcext:value-type="float">
            <text:p>0.705953</text:p>
          </table:table-cell>
          <table:table-cell table:style-name="ce22" table:number-columns-repeated="2"/>
          <table:table-cell table:style-name="ce11" office:value-type="float" office:value="0.601892" calcext:value-type="float">
            <text:p>0.601892</text:p>
          </table:table-cell>
          <table:table-cell table:style-name="ce23" office:value-type="float" office:value="1.159286" calcext:value-type="float">
            <text:p>1.159286</text:p>
          </table:table-cell>
          <table:table-cell table:style-name="ce11" office:value-type="float" office:value="1.637889" calcext:value-type="float">
            <text:p>1.637889</text:p>
          </table:table-cell>
          <table:table-cell table:style-name="ce11" table:number-columns-repeated="3"/>
          <table:table-cell table:style-name="ce24" office:value-type="float" office:value="0.993263" calcext:value-type="float">
            <text:p>0.993263</text:p>
          </table:table-cell>
          <table:table-cell table:style-name="ce21" office:value-type="float" office:value="0.938051" calcext:value-type="float">
            <text:p>0.938051</text:p>
          </table:table-cell>
          <table:table-cell table:style-name="ce21" office:value-type="float" office:value="0.893855" calcext:value-type="float">
            <text:p>0.8938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2" table:number-columns-repeated="3"/>
          <table:table-cell table:style-name="ce11" office:value-type="float" office:value="0.583328" calcext:value-type="float">
            <text:p>0.583328</text:p>
          </table:table-cell>
          <table:table-cell table:style-name="ce22" table:number-columns-repeated="5"/>
          <table:table-cell table:style-name="ce21" office:value-type="float" office:value="1.010468" calcext:value-type="float">
            <text:p>1.010468</text:p>
          </table:table-cell>
          <table:table-cell table:style-name="ce21" office:value-type="float" office:value="0.941357" calcext:value-type="float">
            <text:p>0.941357</text:p>
          </table:table-cell>
          <table:table-cell table:style-name="ce23" office:value-type="float" office:value="0.903143" calcext:value-type="float">
            <text:p>0.9031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2"/>
          <table:table-cell table:style-name="ce23" office:value-type="float" office:value="0.615253" calcext:value-type="float">
            <text:p>0.615253</text:p>
          </table:table-cell>
          <table:table-cell table:style-name="ce23"/>
          <table:table-cell table:style-name="ce11" office:value-type="float" office:value="0.564061" calcext:value-type="float">
            <text:p>0.564061</text:p>
          </table:table-cell>
          <table:table-cell table:style-name="ce23" office:value-type="float" office:value="0.992851" calcext:value-type="float">
            <text:p>0.992851</text:p>
          </table:table-cell>
          <table:table-cell table:style-name="ce11" office:value-type="float" office:value="1.339936" calcext:value-type="float">
            <text:p>1.339936</text:p>
          </table:table-cell>
          <table:table-cell table:style-name="ce11" table:number-columns-repeated="3"/>
          <table:table-cell table:style-name="ce20" office:value-type="float" office:value="1.011067" calcext:value-type="float">
            <text:p>1.011067</text:p>
          </table:table-cell>
          <table:table-cell table:style-name="ce21" office:value-type="float" office:value="0.923757" calcext:value-type="float">
            <text:p>0.923757</text:p>
          </table:table-cell>
          <table:table-cell table:style-name="ce23" office:value-type="float" office:value="0.896326" calcext:value-type="float">
            <text:p>0.89632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3" office:value-type="float" office:value="0.804989" calcext:value-type="float">
            <text:p>0.804989</text:p>
          </table:table-cell>
          <table:table-cell table:style-name="ce23" office:value-type="float" office:value="0.635158" calcext:value-type="float">
            <text:p>0.635158</text:p>
          </table:table-cell>
          <table:table-cell table:style-name="ce23"/>
          <table:table-cell table:style-name="ce25" office:value-type="float" office:value="0.553691" calcext:value-type="float">
            <text:p>0.553691</text:p>
          </table:table-cell>
          <table:table-cell table:style-name="ce23" office:value-type="float" office:value="0.87925" calcext:value-type="float">
            <text:p>0.87925</text:p>
          </table:table-cell>
          <table:table-cell table:style-name="ce11" office:value-type="float" office:value="1.188079" calcext:value-type="float">
            <text:p>1.188079</text:p>
          </table:table-cell>
          <table:table-cell table:style-name="ce11" table:number-columns-repeated="3"/>
          <table:table-cell/>
          <table:table-cell table:style-name="ce21" office:value-type="float" office:value="0.92918" calcext:value-type="float">
            <text:p>0.92918</text:p>
          </table:table-cell>
          <table:table-cell table:style-name="ce2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11" office:value-type="float" office:value="0.577034" calcext:value-type="float">
            <text:p>0.577034</text:p>
          </table:table-cell>
          <table:table-cell table:style-name="ce11" office:value-type="float" office:value="0.615518" calcext:value-type="float">
            <text:p>0.615518</text:p>
          </table:table-cell>
          <table:table-cell table:style-name="ce11" office:value-type="float" office:value="0.930833" calcext:value-type="float">
            <text:p>0.930833</text:p>
          </table:table-cell>
          <table:table-cell table:style-name="ce11" table:number-columns-repeated="3"/>
          <table:table-cell table:style-name="ce11" office:value-type="float" office:value="1.086345" calcext:value-type="float">
            <text:p>1.086345</text:p>
          </table:table-cell>
          <table:table-cell table:style-name="Default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25" office:value-type="float" office:value="0.614507" calcext:value-type="float">
            <text:p>0.614507</text:p>
          </table:table-cell>
          <table:table-cell table:style-name="ce11" office:value-type="float" office:value="0.821213" calcext:value-type="float">
            <text:p>0.821213</text:p>
          </table:table-cell>
          <table:table-cell table:style-name="ce11" table:number-columns-repeated="3"/>
          <table:table-cell table:style-name="ce11" office:value-type="float" office:value="1.100507" calcext:value-type="float">
            <text:p>1.100507</text:p>
          </table:table-cell>
          <table:table-cell table:style-name="ce11" office:value-type="float" office:value="0.953133" calcext:value-type="float">
            <text:p>0.953133</text:p>
          </table:table-cell>
          <table:table-cell/>
        </table:table-row>
        <table:table-row table:style-name="ro1">
          <table:table-cell table:style-name="ce17" office:value-type="float" office:value="15000" calcext:value-type="float">
            <text:p>15000</text:p>
          </table:table-cell>
          <table:table-cell table:number-columns-repeated="4"/>
          <table:table-cell table:style-name="ce11" office:value-type="float" office:value="0.627578" calcext:value-type="float">
            <text:p>0.627578</text:p>
          </table:table-cell>
          <table:table-cell table:style-name="ce11" office:value-type="float" office:value="0.776038" calcext:value-type="float">
            <text:p>0.776038</text:p>
          </table:table-cell>
          <table:table-cell table:style-name="ce11"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/>
          <table:table-cell table:style-name="ce11" office:value-type="float" office:value="0.752162" calcext:value-type="float">
            <text:p>0.752162</text:p>
          </table:table-cell>
          <table:table-cell table:style-name="ce11" office:value-type="float" office:value="0.953949" calcext:value-type="float">
            <text:p>0.953949</text:p>
          </table:table-cell>
          <table:table-cell table:style-name="ce11"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4"/>
          <table:table-cell table:style-name="Default"/>
          <table:table-cell table:style-name="ce25" office:value-type="float" office:value="0.739352" calcext:value-type="float">
            <text:p>0.739352</text:p>
          </table:table-cell>
          <table:table-cell table:style-name="ce26" office:value-type="float" office:value="0.922681" calcext:value-type="float">
            <text:p>0.922681</text:p>
          </table:table-cell>
          <table:table-cell table:style-name="ce26" table:number-columns-repeated="2"/>
          <table:table-cell table:style-name="ce11" office:value-type="float" office:value="1.123285" calcext:value-type="float">
            <text:p>1.123285</text:p>
          </table:table-cell>
          <table:table-cell table:style-name="Default"/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style-name="ce11" office:value-type="float" office:value="0.868247" calcext:value-type="float">
            <text:p>0.868247</text:p>
          </table:table-cell>
          <table:table-cell table:style-name="ce11" office:value-type="float" office:value="0.969937" calcext:value-type="float">
            <text:p>0.969937</text:p>
          </table:table-cell>
          <table:table-cell table:style-name="ce11"/>
          <table:table-cell table:style-name="ce11" office:value-type="float" office:value="1.110342" calcext:value-type="float">
            <text:p>1.110342</text:p>
          </table:table-cell>
          <table:table-cell table:style-name="Default"/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4"/>
          <table:table-cell table:style-name="Default" table:number-columns-repeated="2"/>
          <table:table-cell table:style-name="ce11" office:value-type="float" office:value="0.869371" calcext:value-type="float">
            <text:p>0.869371</text:p>
          </table:table-cell>
          <table:table-cell table:style-name="ce11" office:value-type="float" office:value="0.956062" calcext:value-type="float">
            <text:p>0.956062</text:p>
          </table:table-cell>
          <table:table-cell table:style-name="ce11" office:value-type="float" office:value="1.03315" calcext:value-type="float">
            <text:p>1.03315</text:p>
          </table:table-cell>
          <table:table-cell table:style-name="ce11" office:value-type="float" office:value="1.073718" calcext:value-type="float">
            <text:p>1.073718</text:p>
          </table:table-cell>
          <table:table-cell table:style-name="Default"/>
          <table:table-cell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number-columns-repeated="4"/>
          <table:table-cell table:style-name="Default" table:number-columns-repeated="2"/>
          <table:table-cell table:style-name="ce11" office:value-type="float" office:value="0.886541" calcext:value-type="float">
            <text:p>0.886541</text:p>
          </table:table-cell>
          <table:table-cell table:style-name="ce11" office:value-type="float" office:value="0.958752" calcext:value-type="float">
            <text:p>0.958752</text:p>
          </table:table-cell>
          <table:table-cell table:style-name="ce11" office:value-type="float" office:value="1.022977" calcext:value-type="float">
            <text:p>1.022977</text:p>
          </table:table-cell>
          <table:table-cell table:style-name="ce11" office:value-type="float" office:value="1.060405" calcext:value-type="float">
            <text:p>1.060405</text:p>
          </table:table-cell>
          <table:table-cell table:style-name="Default"/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4"/>
          <table:table-cell table:style-name="Default" table:number-columns-repeated="3"/>
          <table:table-cell table:style-name="ce11" office:value-type="float" office:value="1.000656" calcext:value-type="float">
            <text:p>1.000656</text:p>
          </table:table-cell>
          <table:table-cell table:style-name="ce11" office:value-type="float" office:value="1.073459" calcext:value-type="float">
            <text:p>1.073459</text:p>
          </table:table-cell>
          <table:table-cell table:style-name="ce11" office:value-type="float" office:value="1.119561" calcext:value-type="float">
            <text:p>1.119561</text:p>
          </table:table-cell>
          <table:table-cell table:style-name="Default"/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number-columns-repeated="4"/>
          <table:table-cell table:style-name="Default" table:number-columns-repeated="5"/>
          <table:table-cell table:style-name="ce11" office:value-type="float" office:value="1.156463" calcext:value-type="float">
            <text:p>1.156463</text:p>
          </table:table-cell>
          <table:table-cell table:style-name="Default"/>
          <table:table-cell/>
        </table:table-row>
        <table:table-row table:style-name="ro1">
          <table:table-cell table:style-name="ce17" office:value-type="float" office:value="300000" calcext:value-type="float">
            <text:p>300000</text:p>
          </table:table-cell>
          <table:table-cell table:number-columns-repeated="4"/>
          <table:table-cell table:style-name="Default" table:number-columns-repeated="5"/>
          <table:table-cell table:style-name="ce11" office:value-type="float" office:value="1.187966" calcext:value-type="float">
            <text:p>1.187966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7"/>
          <table:table-cell/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calcext:conditional-formats>
          <calcext:conditional-format calcext:target-range-address="Sheet1.B3:Sheet1.M11 Sheet1.B20:Sheet1.K20 Sheet1.M22:Sheet1.M26 Sheet1.K29:Sheet1.M29 Sheet1.B21:Sheet1.B24 Sheet1.B27:Sheet1.B28 Sheet1.K28:Sheet1.L28 Sheet1.F27:Sheet1.L27 Sheet1.C26:Sheet1.D27 Sheet1.K25:Sheet1.L26 Sheet1.B14:Sheet1.M14 Sheet1.B12:Sheet1.C13 Sheet1.K12:Sheet1.M12 Sheet1.E12:Sheet1.F12 Sheet1.E13:Sheet1.M13 Sheet1.H15:Sheet1.M17 Sheet1.B15:Sheet1.C19 Sheet1.H18:Sheet1.K19 Sheet1.F21:Sheet1.L24 Sheet1.C21:Sheet1.C25 Sheet1.E21:Sheet1.E22 Sheet1.E15:Sheet1.G1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B3:Sheet1.M11 Sheet1.B14:Sheet1.M14 Sheet1.B12:Sheet1.C13 Sheet1.K12:Sheet1.M12 Sheet1.E12:Sheet1.F12 Sheet1.E13:Sheet1.M13 Sheet1.B20:Sheet1.M20 Sheet1.B15:Sheet1.C19 Sheet1.E15:Sheet1.M19 Sheet1.F21:Sheet1.M24 Sheet1.F27:Sheet1.M27 Sheet1.B21:Sheet1.C25 Sheet1.E21:Sheet1.E22 Sheet1.B26:Sheet1.D29 Sheet1.F25:Sheet1.F26 Sheet1.K25:Sheet1.M26 Sheet1.K28:Sheet1.M29 Sheet1.F28:Sheet1.F2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9:25:42.4077257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11:39:19.153503770</meta:creation-date>
    <dc:date>2022-05-09T16:27:23.225699452</dc:date>
    <meta:editing-duration>PT8H44M35S</meta:editing-duration>
    <meta:editing-cycles>130</meta:editing-cycles>
    <meta:generator>LibreOffice/7.3.2.2$Linux_X86_64 LibreOffice_project/30$Build-2</meta:generator>
    <meta:document-statistic meta:table-count="2" meta:cell-count="2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scatter" chart:style-name="ch1">
        <chart:legend chart:legend-position="end" svg:x="11.588cm" svg:y="1.469cm" style:legend-expansion="high" chart:style-name="ch2"/>
        <chart:plot-area chart:style-name="ch3" table:cell-range-address="Sheet1.A2:Sheet1.M40" chart:data-source-has-labels="row" svg:x="0.32cm" svg:y="0.18cm" svg:width="10.948cm" svg:height="8.654cm">
          <chart:coordinate-region svg:x="1.047cm" svg:y="0.38cm" svg:width="9.571cm" svg:height="7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0" chart:label-cell-address="Sheet1.B2:Sheet1.B2" chart:class="chart:scatter">
            <chart:domain table:cell-range-address="Sheet1.A3:Sheet1.A40"/>
            <chart:data-point chart:repeated="38"/>
          </chart:series>
          <chart:series chart:style-name="ch8" chart:values-cell-range-address="Sheet1.C3:Sheet1.C40" chart:label-cell-address="Sheet1.C2:Sheet1.C2" chart:class="chart:scatter">
            <chart:data-point chart:repeated="38"/>
          </chart:series>
          <chart:series chart:style-name="ch9" chart:values-cell-range-address="Sheet1.D3:Sheet1.D40" chart:label-cell-address="Sheet1.D2:Sheet1.D2" chart:class="chart:scatter">
            <chart:data-point chart:repeated="38"/>
          </chart:series>
          <chart:series chart:style-name="ch10" chart:values-cell-range-address="Sheet1.E3:Sheet1.E40" chart:label-cell-address="Sheet1.E2:Sheet1.E2" chart:class="chart:scatter">
            <chart:data-point chart:repeated="38"/>
          </chart:series>
          <chart:series chart:style-name="ch11" chart:values-cell-range-address="Sheet1.F3:Sheet1.F40" chart:label-cell-address="Sheet1.F2:Sheet1.F2" chart:class="chart:scatter">
            <chart:data-point chart:repeated="38"/>
          </chart:series>
          <chart:series chart:style-name="ch12" chart:values-cell-range-address="Sheet1.G3:Sheet1.G40" chart:label-cell-address="Sheet1.G2:Sheet1.G2" chart:class="chart:scatter">
            <chart:data-point chart:repeated="38"/>
          </chart:series>
          <chart:series chart:style-name="ch13" chart:values-cell-range-address="Sheet1.H3:Sheet1.H40" chart:label-cell-address="Sheet1.H2:Sheet1.H2" chart:class="chart:scatter">
            <chart:data-point chart:repeated="38"/>
          </chart:series>
          <chart:series chart:style-name="ch14" chart:values-cell-range-address="Sheet1.I3:Sheet1.I40" chart:label-cell-address="Sheet1.I2:Sheet1.I2" chart:class="chart:scatter">
            <chart:data-point chart:repeated="38"/>
          </chart:series>
          <chart:series chart:style-name="ch15" chart:values-cell-range-address="Sheet1.J3:Sheet1.J40" chart:label-cell-address="Sheet1.J2:Sheet1.J2" chart:class="chart:scatter">
            <chart:data-point chart:repeated="38"/>
          </chart:series>
          <chart:series chart:style-name="ch16" chart:values-cell-range-address="Sheet1.K3:Sheet1.K40" chart:label-cell-address="Sheet1.K2:Sheet1.K2" chart:class="chart:scatter">
            <chart:data-point chart:repeated="38"/>
          </chart:series>
          <chart:series chart:style-name="ch17" chart:values-cell-range-address="Sheet1.L3:Sheet1.L40" chart:label-cell-address="Sheet1.L2:Sheet1.L2" chart:class="chart:scatter">
            <chart:data-point chart:repeated="38"/>
          </chart:series>
          <chart:series chart:style-name="ch18" chart:values-cell-range-address="Sheet1.M3:Sheet1.M40" chart:label-cell-address="Sheet1.M2:Sheet1.M2" chart:class="chart:scatter">
            <chart:data-point chart:repeated="3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x3 PSF</text:p>
                <draw:g>
                  <svg:desc>Sheet1.B2:Sheet1.B2</svg:desc>
                </draw:g>
              </table:table-cell>
              <table:table-cell office:value-type="string">
                <text:p>5x5 PSF</text:p>
                <draw:g>
                  <svg:desc>Sheet1.C2:Sheet1.C2</svg:desc>
                </draw:g>
              </table:table-cell>
              <table:table-cell office:value-type="string">
                <text:p>7x7</text:p>
                <draw:g>
                  <svg:desc>Sheet1.D2:Sheet1.D2</svg:desc>
                </draw:g>
              </table:table-cell>
              <table:table-cell office:value-type="string">
                <text:p>9x9</text:p>
                <draw:g>
                  <svg:desc>Sheet1.E2:Sheet1.E2</svg:desc>
                </draw:g>
              </table:table-cell>
              <table:table-cell office:value-type="string">
                <text:p>11x11 PSF</text:p>
                <draw:g>
                  <svg:desc>Sheet1.F2:Sheet1.F2</svg:desc>
                </draw:g>
              </table:table-cell>
              <table:table-cell office:value-type="string">
                <text:p>13x13</text:p>
                <draw:g>
                  <svg:desc>Sheet1.G2:Sheet1.G2</svg:desc>
                </draw:g>
              </table:table-cell>
              <table:table-cell office:value-type="string">
                <text:p>15x15</text:p>
                <draw:g>
                  <svg:desc>Sheet1.H2:Sheet1.H2</svg:desc>
                </draw:g>
              </table:table-cell>
              <table:table-cell office:value-type="string">
                <text:p>17x17</text:p>
                <draw:g>
                  <svg:desc>Sheet1.I2:Sheet1.I2</svg:desc>
                </draw:g>
              </table:table-cell>
              <table:table-cell office:value-type="string">
                <text:p>19x19</text:p>
                <draw:g>
                  <svg:desc>Sheet1.J2:Sheet1.J2</svg:desc>
                </draw:g>
              </table:table-cell>
              <table:table-cell office:value-type="string">
                <text:p>21x21 PSF</text:p>
                <draw:g>
                  <svg:desc>Sheet1.K2:Sheet1.K2</svg:desc>
                </draw:g>
              </table:table-cell>
              <table:table-cell office:value-type="string">
                <text:p>51x51 PSF</text:p>
                <draw:g>
                  <svg:desc>Sheet1.L2:Sheet1.L2</svg:desc>
                </draw:g>
              </table:table-cell>
              <table:table-cell office:value-type="string">
                <text:p>99x99 PSF (i.e. full)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3:Sheet1.A40</svg:desc>
                </draw:g>
              </table:table-cell>
              <table:table-cell office:value-type="float" office:value="0.649361">
                <text:p>0.649361</text:p>
                <draw:g>
                  <svg:desc>Sheet1.B3:Sheet1.B40</svg:desc>
                </draw:g>
              </table:table-cell>
              <table:table-cell office:value-type="float" office:value="1.650002">
                <text:p>1.650002</text:p>
                <draw:g>
                  <svg:desc>Sheet1.C3:Sheet1.C40</svg:desc>
                </draw:g>
              </table:table-cell>
              <table:table-cell office:value-type="float" office:value="NaN">
                <text:p>NaN</text:p>
                <draw:g>
                  <svg:desc>Sheet1.D3:Sheet1.D40</svg:desc>
                </draw:g>
              </table:table-cell>
              <table:table-cell office:value-type="float" office:value="NaN">
                <text:p>NaN</text:p>
                <draw:g>
                  <svg:desc>Sheet1.E3:Sheet1.E40</svg:desc>
                </draw:g>
              </table:table-cell>
              <table:table-cell office:value-type="float" office:value="2.920395">
                <text:p>2.920395</text:p>
                <draw:g>
                  <svg:desc>Sheet1.F3:Sheet1.F40</svg:desc>
                </draw:g>
              </table:table-cell>
              <table:table-cell office:value-type="float" office:value="NaN">
                <text:p>NaN</text:p>
                <draw:g>
                  <svg:desc>Sheet1.G3:Sheet1.G40</svg:desc>
                </draw:g>
              </table:table-cell>
              <table:table-cell office:value-type="float" office:value="NaN">
                <text:p>NaN</text:p>
                <draw:g>
                  <svg:desc>Sheet1.H3:Sheet1.H40</svg:desc>
                </draw:g>
              </table:table-cell>
              <table:table-cell office:value-type="float" office:value="NaN">
                <text:p>NaN</text:p>
                <draw:g>
                  <svg:desc>Sheet1.I3:Sheet1.I40</svg:desc>
                </draw:g>
              </table:table-cell>
              <table:table-cell office:value-type="float" office:value="NaN">
                <text:p>NaN</text:p>
                <draw:g>
                  <svg:desc>Sheet1.J3:Sheet1.J40</svg:desc>
                </draw:g>
              </table:table-cell>
              <table:table-cell office:value-type="float" office:value="NaN">
                <text:p>NaN</text:p>
                <draw:g>
                  <svg:desc>Sheet1.K3:Sheet1.K40</svg:desc>
                </draw:g>
              </table:table-cell>
              <table:table-cell office:value-type="float" office:value="NaN">
                <text:p>NaN</text:p>
                <draw:g>
                  <svg:desc>Sheet1.L3:Sheet1.L40</svg:desc>
                </draw:g>
              </table:table-cell>
              <table:table-cell office:value-type="float" office:value="NaN">
                <text:p>NaN</text:p>
                <draw:g>
                  <svg:desc>Sheet1.M3:Sheet1.M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14678">
                <text:p>0.614678</text:p>
              </table:table-cell>
              <table:table-cell office:value-type="float" office:value="1.488651">
                <text:p>1.48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0876">
                <text:p>2.93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602075">
                <text:p>0.602075</text:p>
              </table:table-cell>
              <table:table-cell office:value-type="float" office:value="1.42556">
                <text:p>1.4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631">
                <text:p>2.9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560812">
                <text:p>0.560812</text:p>
              </table:table-cell>
              <table:table-cell office:value-type="float" office:value="1.237864">
                <text:p>1.23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88">
                <text:p>2.95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92938">
                <text:p>0.492938</text:p>
              </table:table-cell>
              <table:table-cell office:value-type="float" office:value="1.048643">
                <text:p>1.0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6728">
                <text:p>2.98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96422">
                <text:p>0.396422</text:p>
              </table:table-cell>
              <table:table-cell office:value-type="float" office:value="0.754212">
                <text:p>0.754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6532">
                <text:p>2.98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346804">
                <text:p>0.346804</text:p>
              </table:table-cell>
              <table:table-cell office:value-type="float" office:value="0.575816">
                <text:p>0.575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194">
                <text:p>2.87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359735">
                <text:p>0.359735</text:p>
              </table:table-cell>
              <table:table-cell office:value-type="float" office:value="0.485353">
                <text:p>0.48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1643">
                <text:p>2.67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378409">
                <text:p>0.378409</text:p>
              </table:table-cell>
              <table:table-cell office:value-type="float" office:value="0.434702">
                <text:p>0.43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0014">
                <text:p>2.5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395601">
                <text:p>0.395601</text:p>
              </table:table-cell>
              <table:table-cell office:value-type="float" office:value="0.40579">
                <text:p>0.40579</text:p>
              </table:table-cell>
              <table:table-cell office:value-type="float" office:value="1.045146">
                <text:p>1.045146</text:p>
              </table:table-cell>
              <table:table-cell office:value-type="float" office:value="NaN">
                <text:p>NaN</text:p>
              </table:table-cell>
              <table:table-cell office:value-type="float" office:value="2.353027">
                <text:p>2.35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0.409454">
                <text:p>0.409454</text:p>
              </table:table-cell>
              <table:table-cell office:value-type="float" office:value="0.407064">
                <text:p>0.407064</text:p>
              </table:table-cell>
              <table:table-cell office:value-type="float" office:value="0.998539">
                <text:p>0.998539</text:p>
              </table:table-cell>
              <table:table-cell office:value-type="float" office:value="NaN">
                <text:p>NaN</text:p>
              </table:table-cell>
              <table:table-cell office:value-type="float" office:value="2.224512">
                <text:p>2.22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2978">
                <text:p>1.59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420833">
                <text:p>0.420833</text:p>
              </table:table-cell>
              <table:table-cell office:value-type="float" office:value="0.407946">
                <text:p>0.40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7815">
                <text:p>2.05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726">
                <text:p>1.5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439947">
                <text:p>0.439947</text:p>
              </table:table-cell>
              <table:table-cell office:value-type="float" office:value="0.407618">
                <text:p>0.407618</text:p>
              </table:table-cell>
              <table:table-cell office:value-type="float" office:value="0.808624">
                <text:p>0.808624</text:p>
              </table:table-cell>
              <table:table-cell office:value-type="float" office:value="NaN">
                <text:p>NaN</text:p>
              </table:table-cell>
              <table:table-cell office:value-type="float" office:value="1.829582">
                <text:p>1.82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825">
                <text:p>1.49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501024">
                <text:p>0.501024</text:p>
              </table:table-cell>
              <table:table-cell office:value-type="float" office:value="0.417148">
                <text:p>0.417148</text:p>
              </table:table-cell>
              <table:table-cell office:value-type="float" office:value="0.547663">
                <text:p>0.547663</text:p>
              </table:table-cell>
              <table:table-cell office:value-type="float" office:value="NaN">
                <text:p>NaN</text:p>
              </table:table-cell>
              <table:table-cell office:value-type="float" office:value="1.540703">
                <text:p>1.54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8556">
                <text:p>1.32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52417">
                <text:p>0.52417</text:p>
              </table:table-cell>
              <table:table-cell office:value-type="float" office:value="0.423526">
                <text:p>0.423526</text:p>
              </table:table-cell>
              <table:table-cell office:value-type="float" office:value="0.538451">
                <text:p>0.538451</text:p>
              </table:table-cell>
              <table:table-cell office:value-type="float" office:value="NaN">
                <text:p>NaN</text:p>
              </table:table-cell>
              <table:table-cell office:value-type="float" office:value="1.559167">
                <text:p>1.55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8626">
                <text:p>1.28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543909">
                <text:p>0.543909</text:p>
              </table:table-cell>
              <table:table-cell office:value-type="float" office:value="0.434827">
                <text:p>0.434827</text:p>
              </table:table-cell>
              <table:table-cell office:value-type="float" office:value="0.541447">
                <text:p>0.541447</text:p>
              </table:table-cell>
              <table:table-cell office:value-type="float" office:value="NaN">
                <text:p>NaN</text:p>
              </table:table-cell>
              <table:table-cell office:value-type="float" office:value="1.564664">
                <text:p>1.56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8504">
                <text:p>1.248504</text:p>
              </table:table-cell>
              <table:table-cell office:value-type="float" office:value="1.113912">
                <text:p>1.113912</text:p>
              </table:table-cell>
              <table:table-cell office:value-type="float" office:value="1.093606">
                <text:p>1.093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61066">
                <text:p>0.561066</text:p>
              </table:table-cell>
              <table:table-cell office:value-type="float" office:value="0.446506">
                <text:p>0.446506</text:p>
              </table:table-cell>
              <table:table-cell office:value-type="float" office:value="0.53623">
                <text:p>0.53623</text:p>
              </table:table-cell>
              <table:table-cell office:value-type="float" office:value="NaN">
                <text:p>NaN</text:p>
              </table:table-cell>
              <table:table-cell office:value-type="float" office:value="1.561529">
                <text:p>1.56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9212">
                <text:p>1.209212</text:p>
              </table:table-cell>
              <table:table-cell office:value-type="float" office:value="1.074845">
                <text:p>1.074845</text:p>
              </table:table-cell>
              <table:table-cell office:value-type="float" office:value="1.052717">
                <text:p>1.052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458325">
                <text:p>0.45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2403">
                <text:p>1.55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1219">
                <text:p>1.171219</text:p>
              </table:table-cell>
              <table:table-cell office:value-type="float" office:value="1.037869">
                <text:p>1.037869</text:p>
              </table:table-cell>
              <table:table-cell office:value-type="float" office:value="1.014147">
                <text:p>1.014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59">
                <text:p>0.51859</text:p>
              </table:table-cell>
              <table:table-cell office:value-type="float" office:value="NaN">
                <text:p>NaN</text:p>
              </table:table-cell>
              <table:table-cell office:value-type="float" office:value="1.538992">
                <text:p>1.53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4726">
                <text:p>1.134726</text:p>
              </table:table-cell>
              <table:table-cell office:value-type="float" office:value="1.003025">
                <text:p>1.003025</text:p>
              </table:table-cell>
              <table:table-cell office:value-type="float" office:value="0.977905">
                <text:p>0.977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404">
                <text:p>0.511404</text:p>
              </table:table-cell>
              <table:table-cell office:value-type="float" office:value="NaN">
                <text:p>NaN</text:p>
              </table:table-cell>
              <table:table-cell office:value-type="float" office:value="1.52245">
                <text:p>1.5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808">
                <text:p>1.099808</text:p>
              </table:table-cell>
              <table:table-cell office:value-type="float" office:value="0.970255">
                <text:p>0.970255</text:p>
              </table:table-cell>
              <table:table-cell office:value-type="float" office:value="0.943913">
                <text:p>0.943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001">
                <text:p>0.508001</text:p>
              </table:table-cell>
              <table:table-cell office:value-type="float" office:value="0.676183">
                <text:p>0.67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6471">
                <text:p>1.066471</text:p>
              </table:table-cell>
              <table:table-cell office:value-type="float" office:value="0.939462">
                <text:p>0.939462</text:p>
              </table:table-cell>
              <table:table-cell office:value-type="float" office:value="0.912058">
                <text:p>0.912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984">
                <text:p>0.519984</text:p>
              </table:table-cell>
              <table:table-cell office:value-type="float" office:value="0.635958">
                <text:p>0.63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884">
                <text:p>1.013884</text:p>
              </table:table-cell>
              <table:table-cell office:value-type="float" office:value="0.920554">
                <text:p>0.920554</text:p>
              </table:table-cell>
              <table:table-cell office:value-type="float" office:value="0.907841">
                <text:p>0.907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0.685038">
                <text:p>0.685038</text:p>
              </table:table-cell>
              <table:table-cell office:value-type="float" office:value="NaN">
                <text:p>NaN</text:p>
              </table:table-cell>
              <table:table-cell office:value-type="float" office:value="0.525589">
                <text:p>0.525589</text:p>
              </table:table-cell>
              <table:table-cell office:value-type="float" office:value="0.61862">
                <text:p>0.61862</text:p>
              </table:table-cell>
              <table:table-cell office:value-type="float" office:value="1.230706">
                <text:p>1.230706</text:p>
              </table:table-cell>
              <table:table-cell office:value-type="float" office:value="1.72273">
                <text:p>1.7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471">
                <text:p>1.000471</text:p>
              </table:table-cell>
              <table:table-cell office:value-type="float" office:value="0.925368">
                <text:p>0.925368</text:p>
              </table:table-cell>
              <table:table-cell office:value-type="float" office:value="0.888457">
                <text:p>0.888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705953">
                <text:p>0.705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892">
                <text:p>0.601892</text:p>
              </table:table-cell>
              <table:table-cell office:value-type="float" office:value="1.159286">
                <text:p>1.159286</text:p>
              </table:table-cell>
              <table:table-cell office:value-type="float" office:value="1.637889">
                <text:p>1.63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263">
                <text:p>0.993263</text:p>
              </table:table-cell>
              <table:table-cell office:value-type="float" office:value="0.938051">
                <text:p>0.938051</text:p>
              </table:table-cell>
              <table:table-cell office:value-type="float" office:value="0.893855">
                <text:p>0.893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28">
                <text:p>0.58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468">
                <text:p>1.010468</text:p>
              </table:table-cell>
              <table:table-cell office:value-type="float" office:value="0.941357">
                <text:p>0.941357</text:p>
              </table:table-cell>
              <table:table-cell office:value-type="float" office:value="0.903143">
                <text:p>0.903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615253">
                <text:p>0.615253</text:p>
              </table:table-cell>
              <table:table-cell office:value-type="float" office:value="NaN">
                <text:p>NaN</text:p>
              </table:table-cell>
              <table:table-cell office:value-type="float" office:value="0.564061">
                <text:p>0.564061</text:p>
              </table:table-cell>
              <table:table-cell office:value-type="float" office:value="0.992851">
                <text:p>0.992851</text:p>
              </table:table-cell>
              <table:table-cell office:value-type="float" office:value="1.339936">
                <text:p>1.33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1067">
                <text:p>1.011067</text:p>
              </table:table-cell>
              <table:table-cell office:value-type="float" office:value="0.923757">
                <text:p>0.923757</text:p>
              </table:table-cell>
              <table:table-cell office:value-type="float" office:value="0.896326">
                <text:p>0.896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0">
                <text:p>2500</text:p>
              </table:table-cell>
              <table:table-cell office:value-type="float" office:value="0.804989">
                <text:p>0.804989</text:p>
              </table:table-cell>
              <table:table-cell office:value-type="float" office:value="0.635158">
                <text:p>0.635158</text:p>
              </table:table-cell>
              <table:table-cell office:value-type="float" office:value="NaN">
                <text:p>NaN</text:p>
              </table:table-cell>
              <table:table-cell office:value-type="float" office:value="0.553691">
                <text:p>0.553691</text:p>
              </table:table-cell>
              <table:table-cell office:value-type="float" office:value="0.87925">
                <text:p>0.87925</text:p>
              </table:table-cell>
              <table:table-cell office:value-type="float" office:value="1.188079">
                <text:p>1.18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918">
                <text:p>0.9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034">
                <text:p>0.577034</text:p>
              </table:table-cell>
              <table:table-cell office:value-type="float" office:value="0.615518">
                <text:p>0.615518</text:p>
              </table:table-cell>
              <table:table-cell office:value-type="float" office:value="0.930833">
                <text:p>0.93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6345">
                <text:p>1.08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507">
                <text:p>0.614507</text:p>
              </table:table-cell>
              <table:table-cell office:value-type="float" office:value="0.821213">
                <text:p>0.82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0507">
                <text:p>1.100507</text:p>
              </table:table-cell>
              <table:table-cell office:value-type="float" office:value="0.953133">
                <text:p>0.95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578">
                <text:p>0.627578</text:p>
              </table:table-cell>
              <table:table-cell office:value-type="float" office:value="0.776038">
                <text:p>0.77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2162">
                <text:p>0.752162</text:p>
              </table:table-cell>
              <table:table-cell office:value-type="float" office:value="0.953949">
                <text:p>0.95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9352">
                <text:p>0.739352</text:p>
              </table:table-cell>
              <table:table-cell office:value-type="float" office:value="0.922681">
                <text:p>0.92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3285">
                <text:p>1.12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8247">
                <text:p>0.868247</text:p>
              </table:table-cell>
              <table:table-cell office:value-type="float" office:value="0.969937">
                <text:p>0.969937</text:p>
              </table:table-cell>
              <table:table-cell office:value-type="float" office:value="NaN">
                <text:p>NaN</text:p>
              </table:table-cell>
              <table:table-cell office:value-type="float" office:value="1.110342">
                <text:p>1.11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9371">
                <text:p>0.869371</text:p>
              </table:table-cell>
              <table:table-cell office:value-type="float" office:value="0.956062">
                <text:p>0.956062</text:p>
              </table:table-cell>
              <table:table-cell office:value-type="float" office:value="1.03315">
                <text:p>1.03315</text:p>
              </table:table-cell>
              <table:table-cell office:value-type="float" office:value="1.073718">
                <text:p>1.07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6541">
                <text:p>0.886541</text:p>
              </table:table-cell>
              <table:table-cell office:value-type="float" office:value="0.958752">
                <text:p>0.958752</text:p>
              </table:table-cell>
              <table:table-cell office:value-type="float" office:value="1.022977">
                <text:p>1.022977</text:p>
              </table:table-cell>
              <table:table-cell office:value-type="float" office:value="1.060405">
                <text:p>1.06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656">
                <text:p>1.000656</text:p>
              </table:table-cell>
              <table:table-cell office:value-type="float" office:value="1.073459">
                <text:p>1.073459</text:p>
              </table:table-cell>
              <table:table-cell office:value-type="float" office:value="1.119561">
                <text:p>1.11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6463">
                <text:p>1.15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7966">
                <text:p>1.18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96cm" svg:y="4.201cm" style:legend-expansion="high" chart:style-name="ch2"/>
        <chart:plot-area chart:style-name="ch3" table:cell-range-address="'Sum under PSF '.B1:'Sum under PSF '.B12 'Sum under PSF '.D1:'Sum under PSF '.D12" chart:data-source-has-labels="row" svg:x="0.32cm" svg:y="0.18cm" svg:width="10.656cm" svg:height="8.64cm">
          <chart:coordinate-region svg:x="1.867cm" svg:y="0.38cm" svg:width="8.82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m under PSF '.D2:'Sum under PSF '.D12" chart:label-cell-address="'Sum under PSF '.D1:'Sum under PSF '.D1" chart:class="chart:scatter">
            <chart:domain table:cell-range-address="'Sum under PSF '.B2:'Sum under PSF '.B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timal Beta (approx)</text:p>
                <draw:g>
                  <svg:desc>'Sum under PSF '.D1:'Sum under PSF 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98914">
                <text:p>3.598914</text:p>
                <draw:g>
                  <svg:desc>'Sum under PSF '.B2:'Sum under PSF '.B12</svg:desc>
                </draw:g>
              </table:table-cell>
              <table:table-cell office:value-type="float" office:value="20">
                <text:p>20</text:p>
                <draw:g>
                  <svg:desc>'Sum under PSF '.D2:'Sum under PSF 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21515">
                <text:p>7.19215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31447">
                <text:p>11.53144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22692">
                <text:p>16.02269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490843">
                <text:p>20.49084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31863">
                <text:p>25.31863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38769">
                <text:p>29.3876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43331">
                <text:p>32.4333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140015">
                <text:p>35.140015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09546">
                <text:p>37.0954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920067">
                <text:p>48.920067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14cm" xlink:href=".." xlink:type="simple" chart:class="chart:scatter" chart:style-name="ch1">
        <chart:legend chart:legend-position="end" svg:x="11.288cm" svg:y="4.208cm" style:legend-expansion="high" chart:style-name="ch2"/>
        <chart:plot-area chart:style-name="ch3" table:cell-range-address="'Sum under PSF '.C1:'Sum under PSF '.D12" chart:data-source-has-labels="row" svg:x="0.319cm" svg:y="0.18cm" svg:width="10.65cm" svg:height="8.654cm">
          <chart:coordinate-region svg:x="1.681cm" svg:y="0.38cm" svg:width="8.916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m under PSF '.D2:'Sum under PSF '.D12" chart:label-cell-address="'Sum under PSF '.D1:'Sum under PSF '.D1" chart:class="chart:scatter">
            <chart:domain table:cell-range-address="'Sum under PSF '.C2:'Sum under PSF '.C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timal Beta (approx)</text:p>
                <draw:g>
                  <svg:desc>'Sum under PSF '.D1:'Sum under PSF 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52181979396">
                <text:p>12.952181979396</text:p>
                <draw:g>
                  <svg:desc>'Sum under PSF '.C2:'Sum under PSF '.C12</svg:desc>
                </draw:g>
              </table:table-cell>
              <table:table-cell office:value-type="float" office:value="20">
                <text:p>20</text:p>
                <draw:g>
                  <svg:desc>'Sum under PSF '.D2:'Sum under PSF 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7270431989522">
                <text:p>51.72704319895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974269913809">
                <text:p>132.97426991380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.726658926864">
                <text:p>256.72665892686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.874646850649">
                <text:p>419.87464685064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1.0330250769">
                <text:p>641.0330250769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3.6363235361">
                <text:p>863.636323536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1.9195975561">
                <text:p>1051.919597556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4.82065420023">
                <text:p>1234.8206542002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6.0731526116">
                <text:p>1376.073152611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93.17295528449">
                <text:p>2393.17295528449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